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Bubble Sort" draw:style-name="gr1" draw:text-style-name="P1" svg:width="153.61mm" svg:height="112.62mm" svg:x="746.08mm" svg:y="50.37mm">
            <draw:object draw:notify-on-update-of-ranges="Sheet1.B2:Sheet1.B2 Sheet1.C2:Sheet1.G2 Sheet1.B3:Sheet1.B3 Sheet1.C3:Sheet1.G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0.21mm" svg:height="109.96mm" svg:x="919.07mm" svg:y="53.4mm">
            <draw:object draw:notify-on-update-of-ranges="Sheet1.B6:Sheet1.B6 Sheet1.C6:Sheet1.G6 Sheet1.B7:Sheet1.B7 Sheet1.C7:Sheet1.G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48.64mm" svg:height="89.99mm" svg:x="1272.24mm" svg:y="47.68mm">
            <draw:object draw:notify-on-update-of-ranges="Sheet1.B2:Sheet1.B2 Sheet1.C4:Sheet1.G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71.77mm" svg:height="111.56mm" svg:x="1798.1mm" svg:y="45.84mm">
            <draw:object draw:notify-on-update-of-ranges="Sheet1.B4:Sheet1.B4 Sheet1.J2:Sheet1.O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171.77mm" svg:height="111.56mm" svg:x="1620.94mm" svg:y="44.71mm">
            <draw:object draw:notify-on-update-of-ranges="Sheet1.B5:Sheet1.B5 Sheet1.J3:Sheet1.O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160.21mm" svg:height="109.96mm" svg:x="387.16mm" svg:y="60.28mm">
            <draw:object draw:notify-on-update-of-ranges="Sheet1.K1:Sheet1.O1 Sheet1.J5:Sheet1.J5 Sheet1.K5:Sheet1.O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6" draw:style-name="gr1" draw:text-style-name="P1" svg:width="160.21mm" svg:height="109.96mm" svg:x="563.03mm" svg:y="56.11mm">
            <draw:object draw:notify-on-update-of-ranges="Sheet1.K1:Sheet1.O1 Sheet1.J4:Sheet1.J4 Sheet1.K4:Sheet1.O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7" draw:style-name="gr1" draw:text-style-name="P1" svg:width="171.77mm" svg:height="111.56mm" svg:x="1436.98mm" svg:y="55.99mm">
            <draw:object draw:notify-on-update-of-ranges="Sheet1.B5:Sheet1.B5 Sheet1.C5:Sheet1.G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8" draw:style-name="gr1" draw:text-style-name="P1" svg:width="171.77mm" svg:height="111.56mm" svg:x="19.34mm" svg:y="134.11mm">
            <draw:object draw:notify-on-update-of-ranges="Sheet1.K1:Sheet1.O1 Sheet1.J6:Sheet1.J6 Sheet1.K6:Sheet1.O6 Sheet1.J7:Sheet1.J7 Sheet1.K7:Sheet1.O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71.77mm" svg:height="111.56mm" svg:x="207.52mm" svg:y="53.81mm">
            <draw:object draw:notify-on-update-of-ranges="Sheet1.K1:Sheet1.O1 Sheet1.J8:Sheet1.J8 Sheet1.K8:Sheet1.O8 Sheet1.J9:Sheet1.J9 Sheet1.K9:Sheet1.O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07" table:default-cell-style-name="Default"/>
        <table:table-row table:style-name="ro1">
          <table:table-cell office:value-type="string" calcext:value-type="string">
            <text:p>Método</text:p>
          </table:table-cell>
          <table:table-cell table:style-name="ce1" office:value-type="string" calcext:value-type="string">
            <text:p>Arquivo</text:p>
          </table:table-cell>
          <table:table-cell table:style-name="ce9" office:value-type="string" calcext:value-type="string">
            <text:p>Mes_1.txt</text:p>
          </table:table-cell>
          <table:table-cell table:style-name="ce9" office:value-type="string" calcext:value-type="string">
            <text:p>Mes_2.txt </text:p>
          </table:table-cell>
          <table:table-cell table:style-name="ce9" office:value-type="string" calcext:value-type="string">
            <text:p>Mes_3.txt</text:p>
          </table:table-cell>
          <table:table-cell table:style-name="ce9" office:value-type="string" calcext:value-type="string">
            <text:p>Mes_4.txt</text:p>
          </table:table-cell>
          <table:table-cell table:style-name="ce9" office:value-type="string" calcext:value-type="string">
            <text:p>Mes_5.txt</text:p>
          </table:table-cell>
          <table:table-cell table:style-name="ce1"/>
          <table:table-cell table:style-name="ce1" office:value-type="string" calcext:value-type="string">
            <text:p>Método</text:p>
          </table:table-cell>
          <table:table-cell table:style-name="ce1" office:value-type="string" calcext:value-type="string">
            <text:p>Arquivo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office:value-type="float" office:value="10000" calcext:value-type="float">
            <text:p>10000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Bubble</text:p>
          </table:table-cell>
          <table:table-cell table:style-name="ce7" office:value-type="string" calcext:value-type="string">
            <text:p>Comparações</text:p>
          </table:table-cell>
          <table:table-cell table:style-name="ce10" office:value-type="float" office:value="9900" calcext:value-type="float">
            <text:p>9900</text:p>
          </table:table-cell>
          <table:table-cell table:style-name="ce10" office:value-type="float" office:value="249500" calcext:value-type="float">
            <text:p>249500</text:p>
          </table:table-cell>
          <table:table-cell table:style-name="ce10" office:value-type="float" office:value="999000" calcext:value-type="float">
            <text:p>999000</text:p>
          </table:table-cell>
          <table:table-cell table:style-name="ce10" office:value-type="float" office:value="24995000" calcext:value-type="float">
            <text:p>24995000</text:p>
          </table:table-cell>
          <table:table-cell table:style-name="ce10" office:value-type="float" office:value="99990000" calcext:value-type="float">
            <text:p>99990000</text:p>
          </table:table-cell>
          <table:table-cell/>
          <table:table-cell table:style-name="ce1" office:value-type="string" calcext:value-type="string">
            <text:p>Insercao direta</text:p>
          </table:table-cell>
          <table:table-cell table:style-name="ce7" office:value-type="string" calcext:value-type="string">
            <text:p>Comparações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499" calcext:value-type="float">
            <text:p>499</text:p>
          </table:table-cell>
          <table:table-cell table:style-name="ce10" office:value-type="float" office:value="999" calcext:value-type="float">
            <text:p>999</text:p>
          </table:table-cell>
          <table:table-cell table:style-name="ce10" office:value-type="float" office:value="4999" calcext:value-type="float">
            <text:p>4999</text:p>
          </table:table-cell>
          <table:table-cell table:style-name="ce10" office:value-type="float" office:value="9999" calcext:value-type="float">
            <text:p>9999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 calcext:value-type="string">
            <text:p>Movimentações</text:p>
          </table:table-cell>
          <table:table-cell office:value-type="float" office:value="6957" calcext:value-type="float">
            <text:p>6957</text:p>
          </table:table-cell>
          <table:table-cell office:value-type="float" office:value="188172" calcext:value-type="float">
            <text:p>188172</text:p>
          </table:table-cell>
          <table:table-cell office:value-type="float" office:value="764691" calcext:value-type="float">
            <text:p>764691</text:p>
          </table:table-cell>
          <table:table-cell office:value-type="float" office:value="18773991" calcext:value-type="float">
            <text:p>18773991</text:p>
          </table:table-cell>
          <table:table-cell office:value-type="float" office:value="74885076" calcext:value-type="float">
            <text:p>74885076</text:p>
          </table:table-cell>
          <table:table-cell/>
          <table:table-cell table:style-name="ce2"/>
          <table:table-cell table:style-name="ce8" office:value-type="string" calcext:value-type="string">
            <text:p>Movimentações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float" office:value="47705" calcext:value-type="float">
            <text:p>47705</text:p>
          </table:table-cell>
          <table:table-cell table:style-name="ce13" office:value-type="float" office:value="196402" calcext:value-type="float">
            <text:p>196402</text:p>
          </table:table-cell>
          <table:table-cell table:style-name="ce13" office:value-type="float" office:value="4721970" calcext:value-type="float">
            <text:p>4721970</text:p>
          </table:table-cell>
          <table:table-cell table:style-name="ce13" office:value-type="float" office:value="18802442" calcext:value-type="float">
            <text:p>188024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nary Insert</text:p>
          </table:table-cell>
          <table:table-cell table:style-name="ce7" office:value-type="string" calcext:value-type="string">
            <text:p>Comparações</text:p>
          </table:table-cell>
          <table:table-cell table:style-name="ce10" office:value-type="float" office:value="533" calcext:value-type="float">
            <text:p>533</text:p>
          </table:table-cell>
          <table:table-cell table:style-name="ce10" office:value-type="float" office:value="3801" calcext:value-type="float">
            <text:p>3801</text:p>
          </table:table-cell>
          <table:table-cell table:style-name="ce10" office:value-type="float" office:value="8572" calcext:value-type="float">
            <text:p>8572</text:p>
          </table:table-cell>
          <table:table-cell table:style-name="ce10" office:value-type="float" office:value="54507" calcext:value-type="float">
            <text:p>54507</text:p>
          </table:table-cell>
          <table:table-cell table:style-name="ce10" office:value-type="float" office:value="119024" calcext:value-type="float">
            <text:p>119024</text:p>
          </table:table-cell>
          <table:table-cell/>
          <table:table-cell table:style-name="ce1" office:value-type="string" calcext:value-type="string">
            <text:p>Seleção</text:p>
          </table:table-cell>
          <table:table-cell table:style-name="ce7" office:value-type="string" calcext:value-type="string">
            <text:p>Comparações</text:p>
          </table:table-cell>
          <table:table-cell table:style-name="ce10" office:value-type="float" office:value="4950" calcext:value-type="float">
            <text:p>4950</text:p>
          </table:table-cell>
          <table:table-cell table:style-name="ce10" office:value-type="float" office:value="124750" calcext:value-type="float">
            <text:p>124750</text:p>
          </table:table-cell>
          <table:table-cell table:style-name="ce10" office:value-type="float" office:value="499500" calcext:value-type="float">
            <text:p>499500</text:p>
          </table:table-cell>
          <table:table-cell table:style-name="ce10" office:value-type="float" office:value="12497500" calcext:value-type="float">
            <text:p>12497500</text:p>
          </table:table-cell>
          <table:table-cell table:style-name="ce10" office:value-type="float" office:value="49995000" calcext:value-type="float">
            <text:p>49995000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 calcext:value-type="string">
            <text:p>Movimentações</text:p>
          </table:table-cell>
          <table:table-cell office:value-type="float" office:value="2517" calcext:value-type="float">
            <text:p>2517</text:p>
          </table:table-cell>
          <table:table-cell office:value-type="float" office:value="63722" calcext:value-type="float">
            <text:p>63722</text:p>
          </table:table-cell>
          <table:table-cell office:value-type="float" office:value="256895" calcext:value-type="float">
            <text:p>256895</text:p>
          </table:table-cell>
          <table:table-cell office:value-type="float" office:value="6267995" calcext:value-type="float">
            <text:p>6267995</text:p>
          </table:table-cell>
          <table:table-cell office:value-type="float" office:value="24981690" calcext:value-type="float">
            <text:p>24981690</text:p>
          </table:table-cell>
          <table:table-cell/>
          <table:table-cell table:style-name="ce2"/>
          <table:table-cell table:style-name="ce3" office:value-type="string" calcext:value-type="string">
            <text:p>Movimentações</text:p>
          </table:table-cell>
          <table:table-cell office:value-type="float" office:value="297" calcext:value-type="float">
            <text:p>297</text:p>
          </table:table-cell>
          <table:table-cell office:value-type="float" office:value="1497" calcext:value-type="float">
            <text:p>1497</text:p>
          </table:table-cell>
          <table:table-cell office:value-type="float" office:value="2997" calcext:value-type="float">
            <text:p>2997</text:p>
          </table:table-cell>
          <table:table-cell office:value-type="float" office:value="14997" calcext:value-type="float">
            <text:p>14997</text:p>
          </table:table-cell>
          <table:table-cell office:value-type="float" office:value="29997" calcext:value-type="float">
            <text:p>299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rge</text:p>
          </table:table-cell>
          <table:table-cell table:style-name="ce7" office:value-type="string" calcext:value-type="string">
            <text:p>Comparações</text:p>
          </table:table-cell>
          <table:table-cell table:style-name="ce10" office:value-type="float" office:value="570" calcext:value-type="float">
            <text:p>570</text:p>
          </table:table-cell>
          <table:table-cell table:style-name="ce10" office:value-type="float" office:value="3856" calcext:value-type="float">
            <text:p>3856</text:p>
          </table:table-cell>
          <table:table-cell table:style-name="ce10" office:value-type="float" office:value="8709" calcext:value-type="float">
            <text:p>8709</text:p>
          </table:table-cell>
          <table:table-cell table:style-name="ce10" office:value-type="float" office:value="56881" calcext:value-type="float">
            <text:p>56881</text:p>
          </table:table-cell>
          <table:table-cell table:style-name="ce10" office:value-type="float" office:value="123704" calcext:value-type="float">
            <text:p>123704</text:p>
          </table:table-cell>
          <table:table-cell/>
          <table:table-cell table:style-name="ce1" office:value-type="string" calcext:value-type="string">
            <text:p>HeapSort</text:p>
          </table:table-cell>
          <table:table-cell table:style-name="ce7" office:value-type="string" calcext:value-type="string">
            <text:p>Comparações</text:p>
          </table:table-cell>
          <table:table-cell table:style-name="ce10" office:value-type="float" office:value="833" calcext:value-type="float">
            <text:p>833</text:p>
          </table:table-cell>
          <table:table-cell table:style-name="ce10" office:value-type="float" office:value="5307" calcext:value-type="float">
            <text:p>5307</text:p>
          </table:table-cell>
          <table:table-cell table:style-name="ce10" office:value-type="float" office:value="11632" calcext:value-type="float">
            <text:p>11632</text:p>
          </table:table-cell>
          <table:table-cell table:style-name="ce10" office:value-type="float" office:value="69499" calcext:value-type="float">
            <text:p>69499</text:p>
          </table:table-cell>
          <table:table-cell table:style-name="ce10" office:value-type="float" office:value="147801" calcext:value-type="float">
            <text:p>14780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Movimentações</text:p>
          </table:table-cell>
          <table:table-cell office:value-type="float" office:value="800" calcext:value-type="float">
            <text:p>8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40000" calcext:value-type="float">
            <text:p>140000</text:p>
          </table:table-cell>
          <table:table-cell/>
          <table:table-cell table:style-name="ce1"/>
          <table:table-cell table:style-name="ce3" office:value-type="string" calcext:value-type="string">
            <text:p>Movimentações</text:p>
          </table:table-cell>
          <table:table-cell office:value-type="float" office:value="1130" calcext:value-type="float">
            <text:p>1130</text:p>
          </table:table-cell>
          <table:table-cell office:value-type="float" office:value="6804" calcext:value-type="float">
            <text:p>6804</text:p>
          </table:table-cell>
          <table:table-cell office:value-type="float" office:value="14629" calcext:value-type="float">
            <text:p>14629</text:p>
          </table:table-cell>
          <table:table-cell office:value-type="float" office:value="84496" calcext:value-type="float">
            <text:p>84496</text:p>
          </table:table-cell>
          <table:table-cell office:value-type="float" office:value="177798" calcext:value-type="float">
            <text:p>1777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sercao direta</text:p>
          </table:table-cell>
          <table:table-cell table:style-name="ce7" office:value-type="string" calcext:value-type="string">
            <text:p>Comparações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499" calcext:value-type="float">
            <text:p>499</text:p>
          </table:table-cell>
          <table:table-cell table:style-name="ce10" office:value-type="float" office:value="999" calcext:value-type="float">
            <text:p>999</text:p>
          </table:table-cell>
          <table:table-cell table:style-name="ce10" office:value-type="float" office:value="4999" calcext:value-type="float">
            <text:p>4999</text:p>
          </table:table-cell>
          <table:table-cell table:style-name="ce10" office:value-type="float" office:value="9999" calcext:value-type="float">
            <text:p>9999</text:p>
          </table:table-cell>
          <table:table-cell/>
          <table:table-cell table:style-name="ce1" office:value-type="string" calcext:value-type="string">
            <text:p>QuickSort</text:p>
          </table:table-cell>
          <table:table-cell table:style-name="ce7" office:value-type="string" calcext:value-type="string">
            <text:p>Comparações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712" calcext:value-type="float">
            <text:p>712</text:p>
          </table:table-cell>
          <table:table-cell table:style-name="ce10" office:value-type="float" office:value="1586" calcext:value-type="float">
            <text:p>1586</text:p>
          </table:table-cell>
          <table:table-cell table:style-name="ce10" office:value-type="float" office:value="11586" calcext:value-type="float">
            <text:p>11586</text:p>
          </table:table-cell>
          <table:table-cell table:style-name="ce10" office:value-type="float" office:value="26192" calcext:value-type="float">
            <text:p>261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8" office:value-type="string" calcext:value-type="string">
            <text:p>Movimentações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float" office:value="47705" calcext:value-type="float">
            <text:p>47705</text:p>
          </table:table-cell>
          <table:table-cell table:style-name="ce13" office:value-type="float" office:value="196402" calcext:value-type="float">
            <text:p>196402</text:p>
          </table:table-cell>
          <table:table-cell table:style-name="ce13" office:value-type="float" office:value="4721970" calcext:value-type="float">
            <text:p>4721970</text:p>
          </table:table-cell>
          <table:table-cell table:style-name="ce13" office:value-type="float" office:value="18802442" calcext:value-type="float">
            <text:p>18802442</text:p>
          </table:table-cell>
          <table:table-cell/>
          <table:table-cell table:style-name="ce1"/>
          <table:table-cell table:style-name="ce3" office:value-type="string" calcext:value-type="string">
            <text:p>Movimentações</text:p>
          </table:table-cell>
          <table:table-cell office:value-type="float" office:value="257" calcext:value-type="float">
            <text:p>257</text:p>
          </table:table-cell>
          <table:table-cell office:value-type="float" office:value="1373" calcext:value-type="float">
            <text:p>1373</text:p>
          </table:table-cell>
          <table:table-cell office:value-type="float" office:value="3004" calcext:value-type="float">
            <text:p>3004</text:p>
          </table:table-cell>
          <table:table-cell office:value-type="float" office:value="20736" calcext:value-type="float">
            <text:p>20736</text:p>
          </table:table-cell>
          <table:table-cell office:value-type="float" office:value="46011" calcext:value-type="float">
            <text:p>460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leção</text:p>
          </table:table-cell>
          <table:table-cell table:style-name="ce7" office:value-type="string" calcext:value-type="string">
            <text:p>Comparações</text:p>
          </table:table-cell>
          <table:table-cell table:style-name="ce10" office:value-type="float" office:value="4950" calcext:value-type="float">
            <text:p>4950</text:p>
          </table:table-cell>
          <table:table-cell table:style-name="ce10" office:value-type="float" office:value="124750" calcext:value-type="float">
            <text:p>124750</text:p>
          </table:table-cell>
          <table:table-cell table:style-name="ce10" office:value-type="float" office:value="499500" calcext:value-type="float">
            <text:p>499500</text:p>
          </table:table-cell>
          <table:table-cell table:style-name="ce10" office:value-type="float" office:value="12497500" calcext:value-type="float">
            <text:p>12497500</text:p>
          </table:table-cell>
          <table:table-cell table:style-name="ce10" office:value-type="float" office:value="49995000" calcext:value-type="float">
            <text:p>49995000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Movimentações</text:p>
          </table:table-cell>
          <table:table-cell office:value-type="float" office:value="297" calcext:value-type="float">
            <text:p>297</text:p>
          </table:table-cell>
          <table:table-cell office:value-type="float" office:value="1497" calcext:value-type="float">
            <text:p>1497</text:p>
          </table:table-cell>
          <table:table-cell office:value-type="float" office:value="2997" calcext:value-type="float">
            <text:p>2997</text:p>
          </table:table-cell>
          <table:table-cell office:value-type="float" office:value="14997" calcext:value-type="float">
            <text:p>14997</text:p>
          </table:table-cell>
          <table:table-cell office:value-type="float" office:value="29997" calcext:value-type="float">
            <text:p>299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apSort</text:p>
          </table:table-cell>
          <table:table-cell table:style-name="ce7" office:value-type="string" calcext:value-type="string">
            <text:p>Comparações</text:p>
          </table:table-cell>
          <table:table-cell table:style-name="ce10" office:value-type="float" office:value="833" calcext:value-type="float">
            <text:p>833</text:p>
          </table:table-cell>
          <table:table-cell table:style-name="ce10" office:value-type="float" office:value="5307" calcext:value-type="float">
            <text:p>5307</text:p>
          </table:table-cell>
          <table:table-cell table:style-name="ce10" office:value-type="float" office:value="11632" calcext:value-type="float">
            <text:p>11632</text:p>
          </table:table-cell>
          <table:table-cell table:style-name="ce10" office:value-type="float" office:value="69499" calcext:value-type="float">
            <text:p>69499</text:p>
          </table:table-cell>
          <table:table-cell table:style-name="ce10" office:value-type="float" office:value="147801" calcext:value-type="float">
            <text:p>1478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vimentações</text:p>
          </table:table-cell>
          <table:table-cell office:value-type="float" office:value="1130" calcext:value-type="float">
            <text:p>1130</text:p>
          </table:table-cell>
          <table:table-cell office:value-type="float" office:value="6804" calcext:value-type="float">
            <text:p>6804</text:p>
          </table:table-cell>
          <table:table-cell office:value-type="float" office:value="14629" calcext:value-type="float">
            <text:p>14629</text:p>
          </table:table-cell>
          <table:table-cell office:value-type="float" office:value="84496" calcext:value-type="float">
            <text:p>84496</text:p>
          </table:table-cell>
          <table:table-cell office:value-type="float" office:value="177798" calcext:value-type="float">
            <text:p>1777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ickSort</text:p>
          </table:table-cell>
          <table:table-cell table:style-name="ce7" office:value-type="string" calcext:value-type="string">
            <text:p>Comparações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712" calcext:value-type="float">
            <text:p>712</text:p>
          </table:table-cell>
          <table:table-cell table:style-name="ce10" office:value-type="float" office:value="1586" calcext:value-type="float">
            <text:p>1586</text:p>
          </table:table-cell>
          <table:table-cell table:style-name="ce10" office:value-type="float" office:value="11586" calcext:value-type="float">
            <text:p>11586</text:p>
          </table:table-cell>
          <table:table-cell table:style-name="ce10" office:value-type="float" office:value="26192" calcext:value-type="float">
            <text:p>261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vimentações</text:p>
          </table:table-cell>
          <table:table-cell office:value-type="float" office:value="257" calcext:value-type="float">
            <text:p>257</text:p>
          </table:table-cell>
          <table:table-cell office:value-type="float" office:value="1373" calcext:value-type="float">
            <text:p>1373</text:p>
          </table:table-cell>
          <table:table-cell office:value-type="float" office:value="3004" calcext:value-type="float">
            <text:p>3004</text:p>
          </table:table-cell>
          <table:table-cell office:value-type="float" office:value="20736" calcext:value-type="float">
            <text:p>20736</text:p>
          </table:table-cell>
          <table:table-cell office:value-type="float" office:value="46011" calcext:value-type="float">
            <text:p>46011</text:p>
          </table:table-cell>
          <table:table-cell table:number-columns-repeated="1012"/>
        </table:table-row>
        <table:table-row table:style-name="ro1" table:number-rows-repeated="1048560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5:06:47.132920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2:34:32.924169333</meta:creation-date>
    <dc:date>2019-11-21T17:08:06.846525594</dc:date>
    <meta:editing-duration>PT1H7M37S</meta:editing-duration>
    <meta:editing-cycles>9</meta:editing-cycles>
    <meta:generator>LibreOffice/6.0.7.3$Linux_X86_64 LibreOffice_project/00m0$Build-3</meta:generator>
    <meta:document-statistic meta:table-count="1" meta:cell-count="157" meta:object-count="10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0" chart:maximum="1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78cm" svg:height="11.157cm" xlink:href=".." xlink:type="simple" chart:class="chart:line" chart:style-name="ch1">
        <chart:title svg:x="7.024cm" svg:y="0.359cm" chart:style-name="ch2">
          <text:p>Inserção direta</text:p>
        </chart:title>
        <chart:subtitle svg:x="5.701cm" svg:y="1.361cm" chart:style-name="ch3">
          <text:p>Comparações para cada arquivo</text:p>
        </chart:subtitle>
        <chart:legend chart:legend-position="end" svg:x="13.717cm" svg:y="5.279cm" style:legend-expansion="high" chart:style-name="ch4"/>
        <chart:plot-area chart:style-name="ch5" table:cell-range-address="Sheet1.B4:Sheet1.B4 Sheet1.J2:Sheet1.O2" chart:data-source-has-labels="column" svg:x="0.343cm" svg:y="2.267cm" svg:width="13.031cm" svg:height="7.686cm">
          <chartooo:coordinate-region svg:x="1.335cm" svg:y="2.267cm" svg:width="11.76cm" svg:height="7.039cm"/>
          <chart:axis chart:dimension="x" chart:name="primary-x" chart:style-name="ch6">
            <chart:title svg:x="6.166cm" svg:y="10.176cm" chart:style-name="ch7">
              <text:p>mes_i.txt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J2:Sheet1.O2" chart:label-cell-address="Sheet1.B4:Sheet1.B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Comparações</text:p>
                <draw:g>
                  <svg:desc>Sheet1.B4:Sheet1.B4</svg:desc>
                </draw:g>
              </table:table-cell>
              <table:table-cell office:value-type="float" office:value="NaN">
                <text:p>NaN</text:p>
                <draw:g>
                  <svg:desc>Sheet1.J2:Sheet1.O2</svg:desc>
                </draw:g>
              </table:table-cell>
              <table:table-cell office:value-type="float" office:value="99">
                <text:p>99</text:p>
              </table:table-cell>
              <table:table-cell office:value-type="float" office:value="499">
                <text:p>499</text:p>
              </table:table-cell>
              <table:table-cell office:value-type="float" office:value="999">
                <text:p>999</text:p>
              </table:table-cell>
              <table:table-cell office:value-type="float" office:value="4999">
                <text:p>4999</text:p>
              </table:table-cell>
              <table:table-cell office:value-type="float" office:value="9999">
                <text:p>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800" chart:maximum="1980244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78cm" svg:height="11.157cm" xlink:href=".." xlink:type="simple" chart:class="chart:line" chart:style-name="ch1">
        <chart:title svg:x="7.024cm" svg:y="0.359cm" chart:style-name="ch2">
          <text:p>Inserção direta</text:p>
        </chart:title>
        <chart:subtitle svg:x="5.555cm" svg:y="1.361cm" chart:style-name="ch3">
          <text:p>Movimentações para cada arquivo</text:p>
        </chart:subtitle>
        <chart:legend chart:legend-position="end" svg:x="13.4cm" svg:y="5.279cm" style:legend-expansion="high" chart:style-name="ch4"/>
        <chart:plot-area chart:style-name="ch5" table:cell-range-address="Sheet1.B5:Sheet1.B5 Sheet1.J3:Sheet1.O3" chart:data-source-has-labels="column" svg:x="0.343cm" svg:y="2.267cm" svg:width="12.714cm" svg:height="7.686cm">
          <chartooo:coordinate-region svg:x="1.89cm" svg:y="2.267cm" svg:width="10.887cm" svg:height="7.039cm"/>
          <chart:axis chart:dimension="x" chart:name="primary-x" chart:style-name="ch6">
            <chart:title svg:x="6.008cm" svg:y="10.176cm" chart:style-name="ch7">
              <text:p>mes_i.txt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J3:Sheet1.O3" chart:label-cell-address="Sheet1.B5:Sheet1.B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ovimentações</text:p>
                <draw:g>
                  <svg:desc>Sheet1.B5:Sheet1.B5</svg:desc>
                </draw:g>
              </table:table-cell>
              <table:table-cell office:value-type="float" office:value="NaN">
                <text:p>NaN</text:p>
                <draw:g>
                  <svg:desc>Sheet1.J3:Sheet1.O3</svg:desc>
                </draw:g>
              </table:table-cell>
              <table:table-cell office:value-type="float" office:value="2019">
                <text:p>2019</text:p>
              </table:table-cell>
              <table:table-cell office:value-type="float" office:value="47705">
                <text:p>47705</text:p>
              </table:table-cell>
              <table:table-cell office:value-type="float" office:value="196402">
                <text:p>196402</text:p>
              </table:table-cell>
              <table:table-cell office:value-type="float" office:value="4721970">
                <text:p>4721970</text:p>
              </table:table-cell>
              <table:table-cell office:value-type="float" office:value="18802442">
                <text:p>1880244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62cm" svg:height="11.263cm" xlink:href=".." xlink:type="simple" chart:class="chart:line" chart:style-name="ch1">
        <chart:title svg:x="6.447cm" svg:y="0.361cm" chart:style-name="ch2">
          <text:p>Bubble Sort</text:p>
        </chart:title>
        <chart:subtitle svg:x="3.219cm" svg:y="1.365cm" chart:style-name="ch3">
          <text:p>Movimentações e Comparações para cada arquivo</text:p>
        </chart:subtitle>
        <chart:legend chart:legend-position="end" svg:x="11.584cm" svg:y="5.083cm" style:legend-expansion="high" chart:style-name="ch4"/>
        <chart:plot-area chart:style-name="ch5" table:cell-range-address="Sheet1.B2:Sheet1.G3" chart:data-source-has-labels="column" svg:x="0.307cm" svg:y="2.273cm" svg:width="10.97cm" svg:height="7.784cm">
          <chartooo:coordinate-region svg:x="2.04cm" svg:y="2.472cm" svg:width="8.958cm" svg:height="6.938cm"/>
          <chart:axis chart:dimension="x" chart:name="primary-x" chart:style-name="ch6">
            <chart:title svg:x="5.1cm" svg:y="10.282cm" chart:style-name="ch7">
              <text:p>mês_i.txt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C2:Sheet1.G2" chart:label-cell-address="Sheet1.B2:Sheet1.B2" chart:class="chart:line">
            <chart:data-point chart:repeated="5"/>
          </chart:series>
          <chart:series chart:style-name="ch11" chart:values-cell-range-address="Sheet1.C3:Sheet1.G3" chart:label-cell-address="Sheet1.B3:Sheet1.B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Comparações</text:p>
                <draw:g>
                  <svg:desc>Sheet1.B2:Sheet1.B2</svg:desc>
                </draw:g>
              </table:table-cell>
              <table:table-cell office:value-type="float" office:value="9900">
                <text:p>9900</text:p>
                <draw:g>
                  <svg:desc>Sheet1.C2:Sheet1.G2</svg:desc>
                </draw:g>
              </table:table-cell>
              <table:table-cell office:value-type="float" office:value="249500">
                <text:p>249500</text:p>
              </table:table-cell>
              <table:table-cell office:value-type="float" office:value="999000">
                <text:p>999000</text:p>
              </table:table-cell>
              <table:table-cell office:value-type="float" office:value="24995000">
                <text:p>24995000</text:p>
              </table:table-cell>
              <table:table-cell office:value-type="float" office:value="99990000">
                <text:p>99990000</text:p>
              </table:table-cell>
            </table:table-row>
            <table:table-row>
              <table:table-cell office:value-type="string">
                <text:p>Movimentações</text:p>
                <draw:g>
                  <svg:desc>Sheet1.B3:Sheet1.B3</svg:desc>
                </draw:g>
              </table:table-cell>
              <table:table-cell office:value-type="float" office:value="6957">
                <text:p>6957</text:p>
                <draw:g>
                  <svg:desc>Sheet1.C3:Sheet1.G3</svg:desc>
                </draw:g>
              </table:table-cell>
              <table:table-cell office:value-type="float" office:value="188172">
                <text:p>188172</text:p>
              </table:table-cell>
              <table:table-cell office:value-type="float" office:value="764691">
                <text:p>764691</text:p>
              </table:table-cell>
              <table:table-cell office:value-type="float" office:value="18773991">
                <text:p>18773991</text:p>
              </table:table-cell>
              <table:table-cell office:value-type="float" office:value="74885076">
                <text:p>748850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2cm" svg:height="10.997cm" xlink:href=".." xlink:type="simple" chart:class="chart:line" chart:style-name="ch1">
        <chart:title svg:x="6.83cm" svg:y="0.355cm" chart:style-name="ch2">
          <text:p>Merge Sort</text:p>
        </chart:title>
        <chart:subtitle svg:x="3.549cm" svg:y="1.353cm" chart:style-name="ch3">
          <text:p>Movimentações e Comparações para cada arquivo</text:p>
        </chart:subtitle>
        <chart:legend chart:legend-position="end" svg:x="12.244cm" svg:y="4.95cm" style:legend-expansion="high" chart:style-name="ch4"/>
        <chart:plot-area chart:style-name="ch5" table:cell-range-address="Sheet1.B6:Sheet1.G7" chart:data-source-has-labels="column" svg:x="0.32cm" svg:y="2.255cm" svg:width="11.604cm" svg:height="7.542cm">
          <chartooo:coordinate-region svg:x="1.497cm" svg:y="2.455cm" svg:width="10.148cm" svg:height="6.695cm"/>
          <chart:axis chart:dimension="x" chart:name="primary-x" chart:style-name="ch6">
            <chart:title svg:x="5.43cm" svg:y="10.016cm" chart:style-name="ch7">
              <text:p>mes_i.txt</text:p>
            </chart:title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C6:Sheet1.G6" chart:label-cell-address="Sheet1.B6:Sheet1.B6" chart:class="chart:line">
            <chart:data-point chart:repeated="5"/>
          </chart:series>
          <chart:series chart:style-name="ch10" chart:values-cell-range-address="Sheet1.C7:Sheet1.G7" chart:label-cell-address="Sheet1.B7:Sheet1.B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Comparações</text:p>
                <draw:g>
                  <svg:desc>Sheet1.B6:Sheet1.B6</svg:desc>
                </draw:g>
              </table:table-cell>
              <table:table-cell office:value-type="float" office:value="570">
                <text:p>570</text:p>
                <draw:g>
                  <svg:desc>Sheet1.C6:Sheet1.G6</svg:desc>
                </draw:g>
              </table:table-cell>
              <table:table-cell office:value-type="float" office:value="3856">
                <text:p>3856</text:p>
              </table:table-cell>
              <table:table-cell office:value-type="float" office:value="8709">
                <text:p>8709</text:p>
              </table:table-cell>
              <table:table-cell office:value-type="float" office:value="56881">
                <text:p>56881</text:p>
              </table:table-cell>
              <table:table-cell office:value-type="float" office:value="123704">
                <text:p>123704</text:p>
              </table:table-cell>
            </table:table-row>
            <table:table-row>
              <table:table-cell office:value-type="string">
                <text:p>Movimentações</text:p>
                <draw:g>
                  <svg:desc>Sheet1.B7:Sheet1.B7</svg:desc>
                </draw:g>
              </table:table-cell>
              <table:table-cell office:value-type="float" office:value="800">
                <text:p>800</text:p>
                <draw:g>
                  <svg:desc>Sheet1.C7:Sheet1.G7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70000">
                <text:p>70000</text:p>
              </table:table-cell>
              <table:table-cell office:value-type="float" office:value="140000">
                <text:p>14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2cm" svg:height="10.997cm" xlink:href=".." xlink:type="simple" chart:class="chart:line" chart:style-name="ch1">
        <chart:title svg:x="7.134cm" svg:y="0.355cm" chart:style-name="ch2">
          <text:p>Seleção</text:p>
        </chart:title>
        <chart:subtitle svg:x="4.977cm" svg:y="1.353cm" chart:style-name="ch3">
          <text:p>Movimentações para cada arquivo</text:p>
        </chart:subtitle>
        <chart:legend chart:legend-position="end" svg:x="12.244cm" svg:y="5.199cm" style:legend-expansion="high" chart:style-name="ch4"/>
        <chart:plot-area chart:style-name="ch5" table:cell-range-address="Sheet1.K1:Sheet1.O1 Sheet1.J5:Sheet1.O5" chart:data-source-has-labels="both" svg:x="0.32cm" svg:y="2.255cm" svg:width="11.604cm" svg:height="7.542cm">
          <chartooo:coordinate-region svg:x="1.497cm" svg:y="2.454cm" svg:width="9.962cm" svg:height="6.696cm"/>
          <chart:axis chart:dimension="x" chart:name="primary-x" chart:style-name="ch6" chartooo:axis-type="text">
            <chart:title svg:x="3.789cm" svg:y="10.016cm" chart:style-name="ch7">
              <text:p>Nro de códigos - mês 1 a mês 5</text:p>
            </chart:title>
            <chart:categories table:cell-range-address="Sheet1.K1:Sheet1.O1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K5:Sheet1.O5" chart:label-cell-address="Sheet1.J5:Sheet1.J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K1:Sheet1.O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Movimentações</text:p>
                <draw:g>
                  <svg:desc>Sheet1.J5:Sheet1.J5</svg:desc>
                </draw:g>
              </table:table-cell>
              <table:table-cell office:value-type="float" office:value="297">
                <text:p>297</text:p>
                <draw:g>
                  <svg:desc>Sheet1.K5:Sheet1.O5</svg:desc>
                </draw:g>
              </table:table-cell>
              <table:table-cell office:value-type="float" office:value="1497">
                <text:p>1497</text:p>
              </table:table-cell>
              <table:table-cell office:value-type="float" office:value="2997">
                <text:p>2997</text:p>
              </table:table-cell>
              <table:table-cell office:value-type="float" office:value="14997">
                <text:p>14997</text:p>
              </table:table-cell>
              <table:table-cell office:value-type="float" office:value="29997">
                <text:p>299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5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65cm" svg:height="9cm" xlink:href=".." xlink:type="simple" chart:class="chart:scatter" chart:style-name="ch1">
        <chart:title svg:x="5.311cm" svg:y="0.316cm" chart:style-name="ch2">
          <text:p>Binary Insertion Sort</text:p>
        </chart:title>
        <chart:subtitle svg:x="4.663cm" svg:y="1.275cm" chart:style-name="ch3">
          <text:p>Comparações em cada arquivo</text:p>
        </chart:subtitle>
        <chart:plot-area chart:style-name="ch4" table:cell-range-address="Sheet1.B2:Sheet1.B2 Sheet1.C4:Sheet1.G4" chart:data-source-has-labels="column" svg:x="1.308cm" svg:y="2.138cm" svg:width="13.26cm" svg:height="5.701cm">
          <chartooo:coordinate-region svg:x="2.591cm" svg:y="2.337cm" svg:width="11.698cm" svg:height="4.855cm"/>
          <chart:axis chart:dimension="x" chart:name="primary-x" chart:style-name="ch5">
            <chart:title svg:x="7.246cm" svg:y="8.019cm" chart:style-name="ch6">
              <text:p>mes_i.txt</text:p>
            </chart:title>
          </chart:axis>
          <chart:axis chart:dimension="y" chart:name="primary-y" chart:style-name="ch7">
            <chart:title svg:x="0.451cm" svg:y="5.217cm" chart:style-name="ch8">
              <text:p>Nº</text:p>
            </chart:title>
            <chart:grid chart:style-name="ch9" chart:class="major"/>
          </chart:axis>
          <chart:series chart:style-name="ch10" chart:values-cell-range-address="Sheet1.C4:Sheet1.G4" chart:label-cell-address="Sheet1.B2:Sheet1.B2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Comparações</text:p>
                <draw:g>
                  <svg:desc>Sheet1.B2:Sheet1.B2</svg:desc>
                </draw:g>
              </table:table-cell>
              <table:table-cell office:value-type="float" office:value="533">
                <text:p>533</text:p>
                <draw:g>
                  <svg:desc>Sheet1.C4:Sheet1.G4</svg:desc>
                </draw:g>
              </table:table-cell>
              <table:table-cell office:value-type="float" office:value="3801">
                <text:p>3801</text:p>
              </table:table-cell>
              <table:table-cell office:value-type="float" office:value="8572">
                <text:p>8572</text:p>
              </table:table-cell>
              <table:table-cell office:value-type="float" office:value="54507">
                <text:p>54507</text:p>
              </table:table-cell>
              <table:table-cell office:value-type="float" office:value="119024">
                <text:p>1190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2cm" svg:height="10.997cm" xlink:href=".." xlink:type="simple" chart:class="chart:line" chart:style-name="ch1">
        <chart:title svg:x="7.134cm" svg:y="0.355cm" chart:style-name="ch2">
          <text:p>Seleção</text:p>
        </chart:title>
        <chart:subtitle svg:x="5.123cm" svg:y="1.353cm" chart:style-name="ch3">
          <text:p>Comparações para cada arquivo</text:p>
        </chart:subtitle>
        <chart:legend chart:legend-position="end" svg:x="12.561cm" svg:y="5.199cm" style:legend-expansion="high" chart:style-name="ch4"/>
        <chart:plot-area chart:style-name="ch5" table:cell-range-address="Sheet1.K1:Sheet1.O1 Sheet1.J4:Sheet1.O4" chart:data-source-has-labels="both" svg:x="0.32cm" svg:y="2.255cm" svg:width="11.921cm" svg:height="7.542cm">
          <chartooo:coordinate-region svg:x="2.053cm" svg:y="2.454cm" svg:width="9.723cm" svg:height="6.696cm"/>
          <chart:axis chart:dimension="x" chart:name="primary-x" chart:style-name="ch6" chartooo:axis-type="text">
            <chart:title svg:x="3.947cm" svg:y="10.016cm" chart:style-name="ch7">
              <text:p>Nro de códigos - mês 1 a mês 5</text:p>
            </chart:title>
            <chart:categories table:cell-range-address="Sheet1.K1:Sheet1.O1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K4:Sheet1.O4" chart:label-cell-address="Sheet1.J4:Sheet1.J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K1:Sheet1.O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Comparações</text:p>
                <draw:g>
                  <svg:desc>Sheet1.J4:Sheet1.J4</svg:desc>
                </draw:g>
              </table:table-cell>
              <table:table-cell office:value-type="float" office:value="4950">
                <text:p>4950</text:p>
                <draw:g>
                  <svg:desc>Sheet1.K4:Sheet1.O4</svg:desc>
                </draw:g>
              </table:table-cell>
              <table:table-cell office:value-type="float" office:value="124750">
                <text:p>124750</text:p>
              </table:table-cell>
              <table:table-cell office:value-type="float" office:value="499500">
                <text:p>499500</text:p>
              </table:table-cell>
              <table:table-cell office:value-type="float" office:value="12497500">
                <text:p>12497500</text:p>
              </table:table-cell>
              <table:table-cell office:value-type="float" office:value="49995000">
                <text:p>49995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78cm" svg:height="11.157cm" xlink:href=".." xlink:type="simple" chart:class="chart:line" chart:style-name="ch1">
        <chart:title svg:x="6.468cm" svg:y="0.359cm" chart:style-name="ch2">
          <text:p>Binary Insertion Sort</text:p>
        </chart:title>
        <chart:subtitle svg:x="5.555cm" svg:y="1.361cm" chart:style-name="ch3">
          <text:p>Movimentações para cada arquivo</text:p>
        </chart:subtitle>
        <chart:legend chart:legend-position="end" svg:x="13.4cm" svg:y="5.279cm" style:legend-expansion="high" chart:style-name="ch4"/>
        <chart:plot-area chart:style-name="ch5" table:cell-range-address="Sheet1.B5:Sheet1.G5" chart:data-source-has-labels="column" svg:x="0.343cm" svg:y="2.267cm" svg:width="12.714cm" svg:height="7.686cm">
          <chartooo:coordinate-region svg:x="2.076cm" svg:y="2.466cm" svg:width="10.887cm" svg:height="6.84cm"/>
          <chart:axis chart:dimension="x" chart:name="primary-x" chart:style-name="ch6">
            <chart:title svg:x="6.008cm" svg:y="10.176cm" chart:style-name="ch7">
              <text:p>mes_i.txt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C5:Sheet1.G5" chart:label-cell-address="Sheet1.B5:Sheet1.B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Movimentações</text:p>
                <draw:g>
                  <svg:desc>Sheet1.B5:Sheet1.B5</svg:desc>
                </draw:g>
              </table:table-cell>
              <table:table-cell office:value-type="float" office:value="2517">
                <text:p>2517</text:p>
                <draw:g>
                  <svg:desc>Sheet1.C5:Sheet1.G5</svg:desc>
                </draw:g>
              </table:table-cell>
              <table:table-cell office:value-type="float" office:value="63722">
                <text:p>63722</text:p>
              </table:table-cell>
              <table:table-cell office:value-type="float" office:value="256895">
                <text:p>256895</text:p>
              </table:table-cell>
              <table:table-cell office:value-type="float" office:value="6267995">
                <text:p>6267995</text:p>
              </table:table-cell>
              <table:table-cell office:value-type="float" office:value="24981690">
                <text:p>2498169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78cm" svg:height="11.157cm" xlink:href=".." xlink:type="simple" chart:class="chart:line" chart:style-name="ch1">
        <chart:title svg:x="7.514cm" svg:y="0.359cm" chart:style-name="ch2">
          <text:p>QuickSort</text:p>
        </chart:title>
        <chart:subtitle svg:x="4.127cm" svg:y="1.361cm" chart:style-name="ch3">
          <text:p>Movimentações e Comparações para cada arquivo</text:p>
        </chart:subtitle>
        <chart:legend chart:legend-position="end" svg:x="13.4cm" svg:y="5.03cm" style:legend-expansion="high" chart:style-name="ch4"/>
        <chart:plot-area chart:style-name="ch5" table:cell-range-address="Sheet1.K1:Sheet1.O1 Sheet1.J8:Sheet1.O9" chart:data-source-has-labels="both" svg:x="0.343cm" svg:y="2.267cm" svg:width="12.714cm" svg:height="7.316cm">
          <chartooo:coordinate-region svg:x="1.52cm" svg:y="2.466cm" svg:width="11.072cm" svg:height="6.47cm"/>
          <chart:axis chart:dimension="x" chart:name="primary-x" chart:style-name="ch6" chartooo:axis-type="text">
            <chart:title svg:x="4.367cm" svg:y="9.806cm" chart:style-name="ch7">
              <text:p>Nro de códigos - mês 1 a mês 5
</text:p>
            </chart:title>
            <chart:categories table:cell-range-address="Sheet1.K1:Sheet1.O1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K8:Sheet1.O8" chart:label-cell-address="Sheet1.J8:Sheet1.J8" chart:class="chart:line">
            <chart:data-point chart:repeated="5"/>
          </chart:series>
          <chart:series chart:style-name="ch11" chart:values-cell-range-address="Sheet1.K9:Sheet1.O9" chart:label-cell-address="Sheet1.J9:Sheet1.J9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K1:Sheet1.O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Comparações</text:p>
                <draw:g>
                  <svg:desc>Sheet1.J8:Sheet1.J8</svg:desc>
                </draw:g>
              </table:table-cell>
              <table:table-cell office:value-type="float" office:value="130">
                <text:p>130</text:p>
                <draw:g>
                  <svg:desc>Sheet1.K8:Sheet1.O8</svg:desc>
                </draw:g>
              </table:table-cell>
              <table:table-cell office:value-type="float" office:value="712">
                <text:p>712</text:p>
              </table:table-cell>
              <table:table-cell office:value-type="float" office:value="1586">
                <text:p>1586</text:p>
              </table:table-cell>
              <table:table-cell office:value-type="float" office:value="11586">
                <text:p>11586</text:p>
              </table:table-cell>
              <table:table-cell office:value-type="float" office:value="26192">
                <text:p>26192</text:p>
              </table:table-cell>
            </table:table-row>
            <table:table-row>
              <table:table-cell office:value-type="string">
                <text:p>Movimentações</text:p>
                <draw:g>
                  <svg:desc>Sheet1.J9:Sheet1.J9</svg:desc>
                </draw:g>
              </table:table-cell>
              <table:table-cell office:value-type="float" office:value="257">
                <text:p>257</text:p>
                <draw:g>
                  <svg:desc>Sheet1.K9:Sheet1.O9</svg:desc>
                </draw:g>
              </table:table-cell>
              <table:table-cell office:value-type="float" office:value="1373">
                <text:p>1373</text:p>
              </table:table-cell>
              <table:table-cell office:value-type="float" office:value="3004">
                <text:p>3004</text:p>
              </table:table-cell>
              <table:table-cell office:value-type="float" office:value="20736">
                <text:p>20736</text:p>
              </table:table-cell>
              <table:table-cell office:value-type="float" office:value="46011">
                <text:p>460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78cm" svg:height="11.157cm" xlink:href=".." xlink:type="simple" chart:class="chart:line" chart:style-name="ch1">
        <chart:title svg:x="7.58cm" svg:y="0.359cm" chart:style-name="ch2">
          <text:p>HeapSort</text:p>
        </chart:title>
        <chart:subtitle svg:x="4.127cm" svg:y="1.361cm" chart:style-name="ch3">
          <text:p>Movimentações e Comparações para cada arquivo</text:p>
        </chart:subtitle>
        <chart:legend chart:legend-position="end" svg:x="13.4cm" svg:y="5.03cm" style:legend-expansion="high" chart:style-name="ch4"/>
        <chart:plot-area chart:style-name="ch5" table:cell-range-address="Sheet1.K1:Sheet1.O1 Sheet1.J6:Sheet1.O7" chart:data-source-has-labels="both" svg:x="0.343cm" svg:y="2.267cm" svg:width="12.714cm" svg:height="7.686cm">
          <chartooo:coordinate-region svg:x="1.52cm" svg:y="2.467cm" svg:width="10.887cm" svg:height="6.839cm"/>
          <chart:axis chart:dimension="x" chart:name="primary-x" chart:style-name="ch6" chartooo:axis-type="text">
            <chart:title svg:x="4.367cm" svg:y="10.176cm" chart:style-name="ch7">
              <text:p>Nro de códigos - mês 1 a mês 5</text:p>
            </chart:title>
            <chart:categories table:cell-range-address="Sheet1.K1:Sheet1.O1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K6:Sheet1.O6" chart:label-cell-address="Sheet1.J6:Sheet1.J6" chart:class="chart:line">
            <chart:data-point chart:repeated="5"/>
          </chart:series>
          <chart:series chart:style-name="ch11" chart:values-cell-range-address="Sheet1.K7:Sheet1.O7" chart:label-cell-address="Sheet1.J7:Sheet1.J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K1:Sheet1.O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Comparações</text:p>
                <draw:g>
                  <svg:desc>Sheet1.J6:Sheet1.J6</svg:desc>
                </draw:g>
              </table:table-cell>
              <table:table-cell office:value-type="float" office:value="833">
                <text:p>833</text:p>
                <draw:g>
                  <svg:desc>Sheet1.K6:Sheet1.O6</svg:desc>
                </draw:g>
              </table:table-cell>
              <table:table-cell office:value-type="float" office:value="5307">
                <text:p>5307</text:p>
              </table:table-cell>
              <table:table-cell office:value-type="float" office:value="11632">
                <text:p>11632</text:p>
              </table:table-cell>
              <table:table-cell office:value-type="float" office:value="69499">
                <text:p>69499</text:p>
              </table:table-cell>
              <table:table-cell office:value-type="float" office:value="147801">
                <text:p>147801</text:p>
              </table:table-cell>
            </table:table-row>
            <table:table-row>
              <table:table-cell office:value-type="string">
                <text:p>Movimentações</text:p>
                <draw:g>
                  <svg:desc>Sheet1.J7:Sheet1.J7</svg:desc>
                </draw:g>
              </table:table-cell>
              <table:table-cell office:value-type="float" office:value="1130">
                <text:p>1130</text:p>
                <draw:g>
                  <svg:desc>Sheet1.K7:Sheet1.O7</svg:desc>
                </draw:g>
              </table:table-cell>
              <table:table-cell office:value-type="float" office:value="6804">
                <text:p>6804</text:p>
              </table:table-cell>
              <table:table-cell office:value-type="float" office:value="14629">
                <text:p>14629</text:p>
              </table:table-cell>
              <table:table-cell office:value-type="float" office:value="84496">
                <text:p>84496</text:p>
              </table:table-cell>
              <table:table-cell office:value-type="float" office:value="177798">
                <text:p>17779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